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nationalit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wel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olis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x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talian</text:p>
          </table:table-cell>
          <table:table-cell table:number-columns-repeated="1021"/>
        </table:table-row>
        <table:table-row table:style-name="ro3" table:number-rows-repeated="104857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20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0P2" style:volatile="true" number:language="en" number:country="GB">
      <number:text> </number:text>
      <loext:fill-character> </loext:fill-character>
      <number:text>- </number:text>
    </number:number-style>
    <number:text-style style:name="N10120" number:language="en" number:country="GB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0121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0121P2" style:volatile="true" number:language="en" number:country="GB">
      <number:text> £</number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22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22P2" style:volatile="true" number:language="en" number:country="GB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0123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0123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Arial Unicode MS" style:font-family-asian="'Arial Unicode MS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" meta:object-count="0"/>
    <meta:generator>LibreOffice/4.2.5.2$MacOSX_x86 LibreOffice_project/61cb170a04bb1f12e77c884eab9192be736ec5f5</meta:generator>
  </office:meta>
</office:document-meta>
</file>